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9cm" fo:min-width="0cm"/>
    </style:style>
    <style:style style:name="gr4" style:family="graphic" style:parent-style-name="objectwithoutfill">
      <style:graphic-properties svg:stroke-color="#0000ff" draw:marker-start="" draw:marker-end="" draw:fill="none" draw:textarea-vertical-align="middle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objectwithoutfill">
      <style:graphic-properties svg:stroke-width="0.2cm" svg:stroke-color="#0000ff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ff0000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color="#008000" draw:fill="none" draw:textarea-vertical-align="middle"/>
    </style:style>
    <style:style style:name="gr10" style:family="graphic" style:parent-style-name="objectwithoutfill">
      <style:graphic-properties svg:stroke-width="0.2cm" svg:stroke-color="#008000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color="#0000ff" fo:font-size="24pt" style:font-size-asian="24pt" style:font-size-complex="24pt"/>
    </style:style>
    <style:style style:name="P5" style:family="paragraph">
      <style:text-properties fo:color="#ff0000" fo:font-size="24pt" style:font-size-asian="24pt" style:font-size-complex="24pt"/>
    </style:style>
    <style:style style:name="P6" style:family="paragraph">
      <style:text-properties fo:color="#008000" fo:font-size="24pt" style:font-size-asian="24pt" style:font-size-complex="2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color="#008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14.9cm" svg:x2="8cm" svg:y2="2cm">
          <text:p/>
        </draw:line>
        <draw:line draw:style-name="gr2" draw:text-style-name="P1" draw:layer="layout" svg:x1="8cm" svg:y1="14.9cm" svg:x2="19.7cm" svg:y2="15cm">
          <text:p/>
        </draw:line>
        <draw:line draw:style-name="gr2" draw:text-style-name="P1" draw:layer="layout" svg:x1="8cm" svg:y1="14.9cm" svg:x2="2cm" svg:y2="23.6cm">
          <text:p/>
        </draw:line>
        <draw:frame draw:style-name="gr3" draw:text-style-name="P2" draw:layer="layout" svg:width="1.061cm" svg:height="1.219cm" svg:x="6.5cm" svg:y="1.6cm">
          <draw:text-box>
            <text:p><text:span text:style-name="T1">U</text:span></text:p>
          </draw:text-box>
        </draw:frame>
        <draw:frame draw:style-name="gr3" draw:text-style-name="P2" draw:layer="layout" svg:width="0.976cm" svg:height="1.219cm" svg:x="18.6cm" svg:y="15.381cm">
          <draw:text-box>
            <text:p><text:span text:style-name="T1">T</text:span></text:p>
          </draw:text-box>
        </draw:frame>
        <draw:frame draw:style-name="gr3" draw:text-style-name="P2" draw:layer="layout" svg:width="1.018cm" svg:height="1.219cm" svg:x="1.8cm" svg:y="20.481cm">
          <draw:text-box>
            <text:p><text:span text:style-name="T1">V</text:span></text:p>
          </draw:text-box>
        </draw:frame>
        <draw:path draw:style-name="gr4" draw:text-style-name="P1" draw:layer="layout" svg:width="4.608cm" svg:height="7.655cm" draw:transform="skewX (-5.27863329626238E-017) rotate (-1.09571770440204) translate (10.4cm 6.1cm)" svg:viewBox="0 0 4609 7656" svg:d="M0 0c3936 0 4609 7656 4609 7656">
          <text:p/>
        </draw:path>
        <draw:path draw:style-name="gr5" draw:text-style-name="P1" draw:layer="layout" svg:width="6.129cm" svg:height="8.325cm" draw:transform="skewX (-3.64922677810522E-017) rotate (-0.213628300444106) translate (7.46515940395903cm 5.5633199653539cm)" svg:viewBox="0 0 6130 8326" svg:d="M3003 0c8493-1-3003 8326-3003 8326">
          <text:p/>
        </draw:path>
        <draw:frame draw:style-name="gr6" draw:text-style-name="P3" draw:layer="layout" svg:width="1.1cm" svg:height="1.047cm" svg:x="9.7cm" svg:y="4.9cm">
          <draw:text-box>
            <text:p><text:span text:style-name="T2">1</text:span></text:p>
          </draw:text-box>
        </draw:frame>
        <draw:frame draw:style-name="gr6" draw:text-style-name="P3" draw:layer="layout" svg:width="1.1cm" svg:height="1.047cm" svg:x="4.2cm" svg:y="13.153cm">
          <draw:text-box>
            <text:p><text:span text:style-name="T2">2</text:span></text:p>
          </draw:text-box>
        </draw:frame>
        <draw:polyline draw:style-name="gr7" draw:text-style-name="P1" draw:layer="layout" svg:width="0.988cm" svg:height="0.077cm" draw:transform="rotate (-2.07781447449925) translate (10.1490700403028cm 9.35959246155452cm)" svg:viewBox="0 0 989 78" draw:points="0,22 492,0 989,78">
          <text:p/>
        </draw:polyline>
        <draw:polyline draw:style-name="gr8" draw:text-style-name="P1" draw:layer="layout" svg:width="1.124cm" svg:height="0.098cm" draw:transform="rotate (-2.5548129590693) translate (11.607662558389cm 10.4012114907894cm)" svg:viewBox="0 0 1125 99" draw:points="0,99 538,86 1100,37 1125,0">
          <text:p/>
        </draw:polyline>
        <draw:path draw:style-name="gr9" draw:text-style-name="P1" draw:layer="layout" svg:width="10.432cm" svg:height="7.587cm" draw:transform="skewX (0.000523598775598301) rotate (-0.019024088846739) translate (5.94831941850108cm 6.11339797641211cm)" svg:viewBox="0 0 10433 7588" svg:d="M4553 0c15502 1-4553 7588-4553 7588">
          <text:p/>
        </draw:path>
        <draw:polyline draw:style-name="gr10" draw:text-style-name="P1" draw:layer="layout" svg:width="1.307cm" svg:height="0.098cm" draw:transform="rotate (-2.59949338792036) translate (15.3636862394804cm 9.24702548463171cm)" svg:viewBox="0 0 1308 99" draw:points="0,36 552,59 1043,99 1308,0">
          <text:p/>
        </draw:polyline>
        <draw:frame draw:style-name="gr11" draw:text-style-name="P4" draw:layer="layout" svg:width="0.739cm" svg:height="1.204cm" svg:x="8.9cm" svg:y="8.196cm">
          <draw:text-box>
            <text:p><text:span text:style-name="T3">I</text:span></text:p>
          </draw:text-box>
        </draw:frame>
        <draw:frame draw:style-name="gr11" draw:text-style-name="P5" draw:layer="layout" svg:width="0.976cm" svg:height="1.204cm" svg:x="11.024cm" svg:y="8.796cm">
          <draw:text-box>
            <text:p><text:span text:style-name="T4">II</text:span></text:p>
          </draw:text-box>
        </draw:frame>
        <draw:frame draw:style-name="gr11" draw:text-style-name="P6" draw:layer="layout" svg:width="1.213cm" svg:height="1.204cm" svg:x="14.187cm" svg:y="7.896cm">
          <draw:text-box>
            <text:p><text:span text:style-name="T5">II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08:54:17.482584830</meta:creation-date>
    <dc:date>2017-02-15T09:30:22.019917967</dc:date>
    <meta:editing-duration>P0D</meta:editing-duration>
    <meta:editing-cycles>3</meta:editing-cycles>
    <meta:generator>LibreOffice/4.2.8.2$Linux_X86_64 LibreOffice_project/420m0$Build-2</meta:generator>
    <meta:document-statistic meta:object-count="17"/>
  </office:meta>
</office:document-meta>
</file>